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Times New Roman" svg:font-family="'Times New Roman'"/>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color="#000000" officeooo:rsid="000f6fde"/>
    </style:style>
    <style:style style:name="P2" style:family="paragraph" style:parent-style-name="Standard">
      <style:paragraph-properties fo:text-align="start" style:justify-single-word="false"/>
      <style:text-properties fo:color="#000000" officeooo:rsid="000f6fde" officeooo:paragraph-rsid="000f6fde"/>
    </style:style>
    <style:style style:name="P3" style:family="paragraph" style:parent-style-name="Standard">
      <style:paragraph-properties fo:text-align="center" style:justify-single-word="false"/>
      <style:text-properties fo:color="#000000" officeooo:rsid="000f6fde"/>
    </style:style>
    <style:style style:name="P4" style:family="paragraph" style:parent-style-name="Standard">
      <style:paragraph-properties fo:text-align="center" style:justify-single-word="false"/>
      <style:text-properties fo:color="#000000" fo:font-size="15pt" fo:font-weight="bold" officeooo:rsid="000f6fde" style:font-size-asian="15pt" style:font-weight-asian="bold" style:font-size-complex="15pt" style:font-weight-complex="bold"/>
    </style:style>
    <style:style style:name="P5" style:family="paragraph" style:parent-style-name="Standard">
      <style:paragraph-properties fo:text-align="start" style:justify-single-word="false"/>
      <style:text-properties fo:color="#000000" fo:font-size="11pt" officeooo:rsid="000f6fde" officeooo:paragraph-rsid="000f6fde" style:font-size-asian="11pt" style:font-size-complex="11pt"/>
    </style:style>
    <style:style style:name="P6" style:family="paragraph" style:parent-style-name="Standard">
      <style:paragraph-properties fo:text-align="start" style:justify-single-word="false"/>
      <style:text-properties fo:color="#000000" fo:font-size="11pt" fo:font-weight="normal" officeooo:rsid="000f6fde" officeooo:paragraph-rsid="000f6fde"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color="#000000" fo:font-size="11pt" fo:font-weight="normal" officeooo:rsid="000f6fde" officeooo:paragraph-rsid="0010dacb"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color="#000000" fo:font-size="11pt" fo:font-weight="normal" officeooo:rsid="0010dacb" officeooo:paragraph-rsid="000f6fde"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color="#000000" fo:font-weight="bold" officeooo:rsid="000f6fde" officeooo:paragraph-rsid="000f6fde" style:font-weight-asian="bold" style:font-weight-complex="bold"/>
    </style:style>
    <style:style style:name="P10" style:family="paragraph" style:parent-style-name="Standard">
      <style:paragraph-properties fo:text-align="start" style:justify-single-word="false"/>
      <style:text-properties fo:color="#000000" fo:font-size="12pt" fo:font-weight="bold" officeooo:rsid="000f6fde" officeooo:paragraph-rsid="000f6fde"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fo:font-size="12pt" fo:font-weight="normal" officeooo:rsid="000f6fde" officeooo:paragraph-rsid="0010dac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fo:font-weight="normal" officeooo:rsid="000f6fde" officeooo:paragraph-rsid="000f6fde" style:font-weight-asian="normal" style:font-weight-complex="normal"/>
    </style:style>
    <style:style style:name="P13" style:family="paragraph" style:parent-style-name="Standard">
      <style:paragraph-properties fo:text-align="start" style:justify-single-word="false"/>
      <style:text-properties fo:color="#000000" style:font-name="Liberation Serif" fo:font-size="12pt" fo:font-weight="bold" officeooo:rsid="000f6fde" officeooo:paragraph-rsid="0010dacb"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Liberation Serif" fo:font-size="12pt" fo:font-weight="normal" officeooo:rsid="000f6fde" officeooo:paragraph-rsid="0010dacb"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fo:font-weight="normal" officeooo:rsid="0010dacb" officeooo:paragraph-rsid="0010dacb"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fo:color="#000000" style:font-name="Times New Roman" fo:font-size="11pt" officeooo:rsid="000f6fde" officeooo:paragraph-rsid="000f6fde" style:font-size-asian="11pt" style:font-size-complex="11pt"/>
    </style:style>
    <style:style style:name="P17" style:family="paragraph" style:parent-style-name="Text_20_body">
      <style:paragraph-properties fo:text-align="start" style:justify-single-word="false"/>
      <style:text-properties fo:color="#000000" style:font-name="Times New Roman" fo:font-size="11pt" fo:font-weight="normal" officeooo:rsid="000f6fde" officeooo:paragraph-rsid="000f6fde" style:font-size-asian="11pt" style:font-weight-asian="normal" style:font-size-complex="11pt" style:font-weight-complex="normal"/>
    </style:style>
    <style:style style:name="T1" style:family="text">
      <style:text-properties fo:color="#00ff00" style:font-name="Menlo-Regular" fo:font-size="12pt" style:font-size-asian="12pt"/>
    </style:style>
    <style:style style:name="T2" style:family="text">
      <style:text-properties style:font-name="Menlo-Regular" fo:font-size="12pt" style:font-size-asian="12pt"/>
    </style:style>
    <style:style style:name="T3" style:family="text">
      <style:text-properties style:font-name="Menlo-Regular"/>
    </style:style>
    <style:style style:name="T4" style:family="text">
      <style:text-properties style:font-name="Menlo-Regular" officeooo:rsid="0010dac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10dacb"/>
    </style:style>
    <style:style style:name="T8" style:family="text">
      <style:text-properties officeooo:rsid="0010dacb"/>
    </style:style>
    <text:list-style style:name="L1">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dvanced Security Lab 2</text:p>
      <text:p text:style-name="P3"/>
      <text:p text:style-name="P1"/>
      <text:p text:style-name="P9">Task 1: </text:p>
      <text:p text:style-name="P12">Using the python script (caeser.py) with the key of 3 <text:span text:style-name="T7">gives the below plaintext.</text:span></text:p>
      <text:p text:style-name="P9"/>
      <text:p text:style-name="P9"/>
      <text:p text:style-name="P9">Cipher to decrypt :</text:p>
      <text:p text:style-name="P5"/>
      <text:p text:style-name="P16">RQH YDULDWLRQ WR WKH VWDQGDUG FDHVDU FLSKHU LV ZKHQ WKH DOSKDEHW LV "NHBHG" EB XVLQJ D ZRUG. LQ WKH WUDGLWLRQDO YDULHWB, RQH FRXOG ZULWH WKH DOSKDEHW RQ WZR VWULSV DQG MXVW PDWFK XS WKH VWULSV DIWHU VOLGLQJ WKH ERWWRP VWULS WR WKH OHIW RU ULJKW. WR HQFRGH, BRX ZRXOG ILQG D OHWWHU LQ WKH WRS URZ DQG VXEVWLWXWH LW IRU WKH OHWWHU LQ WKH ERWWRP URZ. IRU D NHBHG YHUVLRQ, RQH ZRXOG QRW XVH D VWDQGDUG DOSKDEHW, EXW ZRXOG ILUVW ZULWH D ZRUG (RPLWWLQJ GXSOLFDWHG OHWWHUV) DQG WKHQ ZULWH WKH UHPDLQLQJ OHWWHUV RI WKH DOSKDEHW. IRU WKH HADPSOH EHORZ, L XVHG D NHB RI "UXPNLQ.FRP" DQG BRX ZLOO VHH WKDW WKH SHULRG LV UHPRYHG EHFDXVH LW LV QRW D OHWWHU. BRX ZLOO DOVR QRWLFH WKH VHFRQG "P" LV QRW LQFOXGHG EHFDXVH WKHUH ZDV DQ P DOUHDGB DQG BRX FDQ'W KDYH GXSOLFDWHV </text:p>
      <text:p text:style-name="P2"><text:span text:style-name="T5"/></text:p>
      <text:p text:style-name="P2"><text:span text:style-name="T5">Plaintext :</text:span> </text:p>
      <text:p text:style-name="P2"/>
      <text:p text:style-name="P5"><text:span text:style-name="T3">ONE VARIATION TO THE STANDARD CAESAR CIPHER IS WHEN THE ALPHABET IS "KEYED" BY USING A WORD. IN THE TRADITIONAL VARIETY, ONE COULD WRITE THE ALPHABET ON TWO STRIPS AND JUST MATCH UP THE STRIPS AFTER SLIDING THE BOTTOM STRIP TO THE LEFT OR RIGHT. TO ENCODE, YOU WOULD FIND A LETTER IN THE TOP ROW AND SUBSTITUTE IT FOR THE LETTER IN THE BOTTOM ROW. FOR A KEYED VERSION, ONE WOULD NOT USE A STANDARD ALPHABET, BUT WOULD FIRST WRITE A WORD (OMITTING DUPLICATED LETTERS) AND THEN WRITE THE REMAINING LETTERS OF THE ALPHABET. FOR THE EXAMPLE BELOW, I USED A KEY OF "RUMKIN.COM" AND YOU WILL SEE THAT THE PERIOD IS REMOVED BECAUSE IT IS NOT A LETTER. YOU WILL ALSO NOTICE THE SECOND "M" IS NOT INCLUDED BECAUSE THERE WAS AN M ALREADY AND YOU CAN'T HAVE DUPLICAT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Task 2:</text:p>
      <text:p text:style-name="P11">Using the python script (caeser.py) with the key of <text:span text:style-name="T7">17</text:span> <text:span text:style-name="T7">gives the below plaintext.</text:span></text:p>
      <text:p text:style-name="P10"/>
      <text:p text:style-name="P10">Cipher to decrypt :</text:p>
      <text:p text:style-name="P10"/>
      <text:p text:style-name="P17">FEV MRIZRKZFE KF KYV JKREURIU TRVJRI TZGYVI ZJ NYVE KYV RCGYRSVK ZJ "BVPVU" SP LJZEX R NFIU. ZE KYV KIRUZKZFERC MRIZVKP, FEV TFLCU NIZKV KYV RCGYRSVK FE KNF JKIZGJ REU ALJK DRKTY LG KYV JKIZGJ RWKVI JCZUZEX KYV SFKKFD JKIZG KF KYV CVWK FI IZXYK. KF VETFUV, PFL NFLCU WZEU R CVKKVI ZE KYV KFG IFN REU JLSJKZKLKV ZK WFI KYV CVKKVI ZE KYV SFKKFD IFN. WFI R BVPVU MVIJZFE, FEV NFLCU EFK LJV R JKREURIU RCGYRSVK, SLK NFLCU WZIJK NIZKV R NFIU (FDZKKZEX ULGCZTRKVU CVKKVIJ) REU KYVE NIZKV KYV IVDRZEZEX CVKKVIJ FW KYV RCGYRSVK. WFI KYV VORDGCV SVCFN, Z LJVU R BVP FW "ILDBZE.TFD" REU PFL NZCC JVV KYRK KYV GVIZFU ZJ IVDFMVU SVTRLJV ZK ZJ EFK R CVKKVI. PFL NZCC RCJF EFKZTV KYV JVTFEU "D" ZJ EFK ZETCLUVU SVTRLJV KYVIV NRJ RE D RCIVRUP REU PFL TRE'K YRMV ULGCZTRKVJ. </text:p>
      <text:p text:style-name="P6"/>
      <text:p text:style-name="P7"><text:span text:style-name="T5">Plaintext :</text:span> </text:p>
      <text:p text:style-name="P6"/>
      <text:p text:style-name="P6"><text:span text:style-name="T3">ONE VARIATION TO THE STANDARD CAESAR CIPHER IS WHEN THE ALPHABET IS "KEYED" BY USING A WORD. IN THE TRADITIONAL VARIETY, ONE COULD WRITE THE ALPHABET ON TWO STRIPS AND JUST MATCH UP THE STRIPS AFTER SLIDING THE BOTTOM STRIP TO THE LEFT OR RIGHT. TO ENCODE, YOU WOULD FIND A LETTER IN THE TOP ROW AND SUBSTITUTE IT FOR THE LETTER IN THE BOTTOM ROW. FOR A KEYED VERSION, ONE WOULD NOT USE A STANDARD ALPHABET, BUT WOULD FIRST WRITE A WORD (OMITTING DUPLICATED LETTERS) AND THEN WRITE THE REMAINING LETTERS OF THE ALPHABET. FOR THE EXAMPLE BELOW, I USED A KEY OF "RUMKIN.COM" AND YOU WILL SEE THAT THE PERIOD IS REMOVED BECAUSE IT IS NOT A LETTER. YOU WILL ALSO NOTICE THE SECOND "M" IS NOT INCLUDED BECAUSE THERE WAS AN M ALREADY AND YOU CAN'T HAVE DUPLICATES</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8"><text:span text:style-name="T3"/></text:p>
      <text:p text:style-name="P8"><text:span text:style-name="T3"/></text:p>
      <text:p text:style-name="P13"><text:soft-page-break/>Task 2:</text:p>
      <text:p text:style-name="P14">Using the </text:p>
      <text:p text:style-name="P14"><text:span text:style-name="T7"/></text:p>
      <text:p text:style-name="P15">Cipher to Decrypt :</text:p>
      <text:p text:style-name="P15"/>
      <text:p text:style-name="P15"/>
      <text:p text:style-name="P15"/>
      <text:p text:style-name="P15">Plaintext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regular" svg:font-family="Menlo-regular"/>
    <style:font-face style:name="Times New Roman" svg:font-family="'Times New Roman'"/>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6:23:15.831491000</meta:creation-date>
    <dc:date>2015-10-14T16:37:45.400868000</dc:date>
    <meta:editing-duration>PT14M30S</meta:editing-duration>
    <meta:editing-cycles>2</meta:editing-cycles>
    <meta:generator>LibreOffice/5.0.0.5$MacOSX_X86_64 LibreOffice_project/1b1a90865e348b492231e1c451437d7a15bb262b</meta:generator>
    <meta:document-statistic meta:table-count="0" meta:image-count="0" meta:object-count="0" meta:page-count="3" meta:paragraph-count="17" meta:word-count="622" meta:character-count="3340" meta:non-whitespace-character-count="2728"/>
  </office:meta>
</office:document-meta>
</file>